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2pt" fo:language="es" fo:country="ES" fo:font-weight="normal" officeooo:rsid="00269b8c" officeooo:paragraph-rsid="001c282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ES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ES" fo:font-weight="normal" officeooo:rsid="004781ff" officeooo:paragraph-rsid="004781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paragraph-rsid="004781ff"/>
    </style:style>
    <style:style style:name="P5" style:family="paragraph" style:parent-style-name="Standard">
      <style:paragraph-properties fo:text-align="center" style:justify-single-word="false"/>
      <style:text-properties officeooo:paragraph-rsid="00489925"/>
    </style:style>
    <style:style style:name="P6" style:family="paragraph" style:parent-style-name="Text_20_body">
      <style:paragraph-properties fo:text-align="start" style:justify-single-word="false"/>
      <style:text-properties officeooo:paragraph-rsid="004896b9"/>
    </style:style>
    <style:style style:name="P7" style:family="paragraph" style:parent-style-name="Text_20_body" style:list-style-name="L3">
      <style:paragraph-properties fo:text-align="start" style:justify-single-word="false"/>
      <style:text-properties officeooo:paragraph-rsid="004c0718"/>
    </style:style>
    <style:style style:name="P8" style:family="paragraph" style:parent-style-name="Text_20_body">
      <style:paragraph-properties fo:text-align="start" style:justify-single-word="false"/>
      <style:text-properties officeooo:rsid="00496d7c" officeooo:paragraph-rsid="00496d7c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496d7c" officeooo:paragraph-rsid="00496d7c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496d7c" officeooo:paragraph-rsid="004c0718"/>
    </style:style>
    <style:style style:name="P11" style:family="paragraph" style:parent-style-name="Text_20_body">
      <style:paragraph-properties fo:text-align="start" style:justify-single-word="false"/>
      <style:text-properties officeooo:rsid="00496d7c" officeooo:paragraph-rsid="004c0718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4a25e9" officeooo:paragraph-rsid="004a25e9"/>
    </style:style>
    <style:style style:name="P13" style:family="paragraph" style:parent-style-name="Text_20_body">
      <style:paragraph-properties fo:text-align="start" style:justify-single-word="false"/>
      <style:text-properties fo:font-size="14pt" fo:font-weight="bold" officeooo:rsid="00496d7c" officeooo:paragraph-rsid="00496d7c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4pt" fo:font-weight="bold" officeooo:rsid="00496d7c" officeooo:paragraph-rsid="004c0718" style:font-size-asian="14pt" style:font-weight-asian="bold" style:font-size-complex="14pt" style:font-weight-complex="bold"/>
    </style:style>
    <style:style style:name="T1" style:family="text">
      <style:text-properties fo:color="#000000" loext:opacity="100%" style:text-position="0% 100%" style:font-name="Times New Roman" fo:language="es" fo:country="ES" fo:font-weight="normal" officeooo:rsid="003f6e7a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color="#000000" loext:opacity="100%" style:text-position="0% 100%" style:font-name="Times New Roman" fo:language="es" fo:country="ES" fo:font-weight="normal" officeooo:rsid="0047a63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color="#000000" loext:opacity="100%" style:text-position="0% 100%" style:font-name="Times New Roman" fo:language="es" fo:country="ES" fo:font-weight="normal" officeooo:rsid="004896b9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color="#000000" loext:opacity="100%" style:text-position="0% 100%" style:font-name="Times New Roman" fo:language="es" fo:country="ES" fo:font-weight="bold" officeooo:rsid="0047a638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loext:opacity="100%" style:text-position="0% 100%" style:font-name="Times New Roman" officeooo:rsid="003f6e7a" fo:background-color="transparent" loext:char-shading-value="0"/>
    </style:style>
    <style:style style:name="T6" style:family="text">
      <style:text-properties style:text-position="0% 100%" fo:font-size="28pt" fo:language="es" fo:country="ES" fo:font-weight="bold" officeooo:rsid="00459d08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7" style:family="text">
      <style:text-properties style:text-position="0% 100%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text-position="0% 100%" fo:language="es" fo:country="ES" style:language-asian="zxx" style:country-asian="none" style:language-complex="zxx" style:country-complex="none"/>
    </style:style>
    <style:style style:name="T9" style:family="text">
      <style:text-properties style:text-position="0% 100%" fo:font-size="12pt" fo:language="es" fo:country="ES" fo:font-weight="normal" officeooo:rsid="004a25e9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style:text-position="super 58%" fo:font-size="28pt" fo:language="es" fo:country="ES" fo:font-weight="bold" officeooo:rsid="00489925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1" style:family="text">
      <style:text-properties officeooo:rsid="004896b9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2pt"/>
    </style:style>
    <style:style style:name="T14" style:family="text">
      <style:text-properties fo:font-size="12pt" officeooo:rsid="004a25e9"/>
    </style:style>
    <style:style style:name="T15" style:family="text">
      <style:text-properties fo:font-size="12pt" fo:font-style="italic" officeooo:rsid="004a25e9" style:font-style-asian="italic" style:font-style-complex="italic"/>
    </style:style>
    <style:style style:name="T16" style:family="text">
      <style:text-properties fo:font-size="12pt" officeooo:rsid="00496d7c"/>
    </style:style>
    <style:style style:name="T17" style:family="text">
      <style:text-properties officeooo:rsid="004a25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Suposiciones del </text:span><text:span text:style-name="T12">χ</text:span><text:span text:style-name="T10">2</text:span></text:p>
      <text:p text:style-name="P2"/>
      <text:p text:style-name="P3">Las suposiciones o requisitos del Chi-cuadrado son:</text:p>
      <text:p text:style-name="P1"/>
      <text:p text:style-name="P4"><text:span text:style-name="Strong_20_Emphasis"><text:span text:style-name="T4">Requisito</text:span></text:span><text:span text:style-name="Comandos"><text:span text:style-name="Strong_20_Emphasis"><text:span text:style-name="T5"> #1:</text:span></text:span></text:span><text:span text:style-name="Comandos"><text:span text:style-name="T1"> </text:span></text:span><text:span text:style-name="Comandos"><text:span text:style-name="T2">Estudias 2 variables categóricas/</text:span></text:span><text:span text:style-name="Comandos"><text:span text:style-name="T3">factores</text:span></text:span><text:span text:style-name="Comandos"><text:span text:style-name="T2"> </text:span></text:span></text:p>
      <text:p text:style-name="P6"><text:span text:style-name="Strong_20_Emphasis"><text:span text:style-name="T4">Requisito</text:span></text:span><text:span text:style-name="Strong_20_Emphasis"> #2:</text:span> <text:span text:style-name="T11">Los dos factores estudiados deben tener uno o más niveles.</text:span></text:p>
      <text:p text:style-name="P6"/>
      <text:p text:style-name="P6"/>
      <text:p text:style-name="P8">L<text:span text:style-name="T7">o</text:span>s requisitos también cambian en función del tamaño de la tabla de contingencia estudiada: </text:p>
      <text:p text:style-name="P13">Para tablas de contingencia de <text:span text:style-name="T8">m</text:span>ás de 2x2:</text:p>
      <text:list xml:id="list1581751916" text:style-name="L1">
        <text:list-item>
          <text:p text:style-name="P9">Cada instancia es independiente, o sea una observación por instancia</text:p>
        </text:list-item>
        <text:list-item>
          <text:p text:style-name="P9"><text:span text:style-name="T14">Según <text:s/>Yates </text:span><text:span text:style-name="T15">et al.</text:span><text:span text:style-name="T14">(1999), no más del 20% de las celdas en la tabla debe contener menos de 5, y todas las celdas son &gt;= 1 (el 80% de las celdas debe ser &gt;=5, y ninguna celda debe ser </text:span><text:span text:style-name="T9">igual a </text:span><text:span text:style-name="T14">cero</text:span><text:span text:style-name="T9">)</text:span></text:p>
        </text:list-item>
      </text:list>
      <text:p text:style-name="P8"/>
      <text:list xml:id="list177413172" text:style-name="L2">
        <text:list-item>
          <text:p text:style-name="P12">Referencia: <text:s/><text:span text:style-name="T16">Yates, Moore &amp; McCabe, 1999, p. 734</text:span></text:p>
        </text:list-item>
      </text:list>
      <text:p text:style-name="P8"/>
      <text:p text:style-name="P14">Para tablas de contingencia de 2x2:</text:p>
      <text:list xml:id="list204207130951503" text:continue-list="list1581751916" text:style-name="L1">
        <text:list-item>
          <text:p text:style-name="P10">Cada instancia es independiente, o sea una observación por instancia</text:p>
        </text:list-item>
        <text:list-item>
          <text:p text:style-name="P10"><text:span text:style-name="T9"/></text:p>
        </text:list-item>
      </text:list>
      <text:p text:style-name="P11"/>
      <text:list xml:id="list3616801139" text:style-name="L3">
        <text:list-item>
          <text:p text:style-name="P7"><text:span text:style-name="T17">Referencia: <text:s/></text:span><text:span text:style-name="T16">Cochran (1952, 1954) </text:span></text:p>
        </text:list-item>
      </text:list>
      <text:p text:style-name="P11"/>
      <text:p text:style-name="P8">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0% 100%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andos" style:family="text">
      <style:text-properties fo:color="#b2b2b2" loext:opacity="100%" style:text-position="0% 100%" style:font-name="Console" fo:font-family="Console" fo:language="es" fo:country="ES" fo:font-weight="normal" fo:background-color="#000000" style:language-asian="zxx" style:country-asian="none" style:font-weight-asian="normal" style:language-complex="zxx" style:country-complex="none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1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H14M3S</meta:editing-duration>
    <meta:editing-cycles>211</meta:editing-cycles>
    <meta:generator>LibreOffice/7.0.6.2$Windows_X86_64 LibreOffice_project/144abb84a525d8e30c9dbbefa69cbbf2d8d4ae3b</meta:generator>
    <dc:date>2021-07-10T20:42:05.102000000</dc:date>
    <meta:document-statistic meta:table-count="0" meta:image-count="0" meta:object-count="0" meta:page-count="1" meta:paragraph-count="14" meta:word-count="137" meta:character-count="792" meta:non-whitespace-character-count="668"/>
    <meta:user-defined meta:name="Info 1"/>
    <meta:user-defined meta:name="Info 2"/>
    <meta:user-defined meta:name="Info 3"/>
    <meta:user-defined meta:name="Info 4"/>
  </office:meta>
</office:document-meta>
</file>